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5010000386FF5E00260.svm"/>
  <manifest:file-entry manifest:media-type="" manifest:full-path="Pictures/20000007000034EC0000344DA2867BF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Consolas" svg:font-family="Consolas" style:font-family-generic="modern" style:font-pitch="fixed"/>
    <style:font-face style:name="Courier" svg:font-family="Courier" style:font-family-generic="modern" style:font-pitch="fixed"/>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ilelisttbl" style:family="table">
      <style:table-properties style:width="17cm" table:align="margins"/>
    </style:style>
    <style:style style:name="filelisttbl.A" style:family="table-column">
      <style:table-column-properties style:column-width="4.639cm" style:rel-column-width="17883*"/>
    </style:style>
    <style:style style:name="filelisttbl.B" style:family="table-column">
      <style:table-column-properties style:column-width="12.361cm" style:rel-column-width="47652*"/>
    </style:style>
    <style:style style:name="filelisttbl.A1" style:family="table-cell">
      <style:table-cell-properties fo:padding="0.097cm" fo:border-left="0.002cm solid #000000" fo:border-right="none" fo:border-top="0.002cm solid #000000" fo:border-bottom="0.002cm solid #000000"/>
    </style:style>
    <style:style style:name="filelisttbl.B1" style:family="table-cell">
      <style:table-cell-properties fo:padding="0.097cm" fo:border="0.002cm solid #000000"/>
    </style:style>
    <style:style style:name="filelisttbl.A2" style:family="table-cell">
      <style:table-cell-properties fo:padding="0.097cm" fo:border-left="0.002cm solid #000000" fo:border-right="none" fo:border-top="none" fo:border-bottom="0.002cm solid #000000"/>
    </style:style>
    <style:style style:name="filelisttbl.B2" style:family="table-cell">
      <style:table-cell-properties fo:padding="0.097cm" fo:border-left="0.002cm solid #000000" fo:border-right="0.002cm solid #000000" fo:border-top="none" fo:border-bottom="0.002cm solid #000000"/>
    </style:style>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02cm solid #000000"/>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padding="0.097cm" fo:border="0.002cm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002cm solid #000000"/>
    </style:style>
    <style:style style:name="Tabelle4" style:family="table">
      <style:table-properties style:width="17cm" table:align="margins"/>
    </style:style>
    <style:style style:name="Tabelle4.A" style:family="table-column">
      <style:table-column-properties style:column-width="17cm" style:rel-column-width="65535*"/>
    </style:style>
    <style:style style:name="Tabelle4.A1" style:family="table-cell">
      <style:table-cell-properties fo:padding="0.097cm" fo:border="0.002cm solid #000000"/>
    </style:style>
    <style:style style:name="Tabelle5" style:family="table">
      <style:table-properties style:width="17cm" table:align="margins"/>
    </style:style>
    <style:style style:name="Tabelle5.A" style:family="table-column">
      <style:table-column-properties style:column-width="17cm" style:rel-column-width="65535*"/>
    </style:style>
    <style:style style:name="Tabelle5.A1" style:family="table-cell">
      <style:table-cell-properties fo:padding="0.097cm" fo:border="0.002cm solid #000000"/>
    </style:style>
    <style:style style:name="Tabelle6" style:family="table">
      <style:table-properties style:width="17cm" table:align="margins"/>
    </style:style>
    <style:style style:name="Tabelle6.A" style:family="table-column">
      <style:table-column-properties style:column-width="17cm" style:rel-column-width="65535*"/>
    </style:style>
    <style:style style:name="Tabelle6.A1" style:family="table-cell">
      <style:table-cell-properties fo:padding="0.097cm" fo:border="0.002cm solid #000000"/>
    </style:style>
    <style:style style:name="Tabelle7" style:family="table">
      <style:table-properties style:width="17cm" table:align="margins"/>
    </style:style>
    <style:style style:name="Tabelle7.A" style:family="table-column">
      <style:table-column-properties style:column-width="17cm" style:rel-column-width="65535*"/>
    </style:style>
    <style:style style:name="Tabelle7.A1" style:family="table-cell">
      <style:table-cell-properties fo:padding="0.097cm" fo:border="0.002cm solid #000000"/>
    </style:style>
    <style:style style:name="Tabelle8" style:family="table">
      <style:table-properties style:width="17cm" table:align="margins"/>
    </style:style>
    <style:style style:name="Tabelle8.A" style:family="table-column">
      <style:table-column-properties style:column-width="17cm" style:rel-column-width="65535*"/>
    </style:style>
    <style:style style:name="Tabelle8.A1" style:family="table-cell">
      <style:table-cell-properties fo:padding="0.097cm" fo:border="0.002cm solid #000000"/>
    </style:style>
    <style:style style:name="Tabelle9" style:family="table">
      <style:table-properties style:width="17cm" table:align="margins"/>
    </style:style>
    <style:style style:name="Tabelle9.A" style:family="table-column">
      <style:table-column-properties style:column-width="17cm" style:rel-column-width="65535*"/>
    </style:style>
    <style:style style:name="Tabelle9.A1" style:family="table-cell">
      <style:table-cell-properties fo:padding="0.097cm" fo:border="0.002cm solid #000000"/>
    </style:style>
    <style:style style:name="Tabelle10" style:family="table">
      <style:table-properties style:width="17cm" table:align="margins"/>
    </style:style>
    <style:style style:name="Tabelle10.A" style:family="table-column">
      <style:table-column-properties style:column-width="17cm" style:rel-column-width="65535*"/>
    </style:style>
    <style:style style:name="Tabelle10.A1" style:family="table-cell">
      <style:table-cell-properties fo:padding="0.097cm" fo:border="0.002cm solid #000000"/>
    </style:style>
    <style:style style:name="Tabelle11" style:family="table">
      <style:table-properties style:width="17cm" table:align="margins"/>
    </style:style>
    <style:style style:name="Tabelle11.A" style:family="table-column">
      <style:table-column-properties style:column-width="17cm" style:rel-column-width="65535*"/>
    </style:style>
    <style:style style:name="Tabelle11.A1" style:family="table-cell">
      <style:table-cell-properties fo:padding="0.097cm" fo:border="0.002cm solid #000000"/>
    </style:style>
    <style:style style:name="Tabelle12" style:family="table">
      <style:table-properties style:width="17cm" table:align="margins"/>
    </style:style>
    <style:style style:name="Tabelle12.A" style:family="table-column">
      <style:table-column-properties style:column-width="17cm" style:rel-column-width="65535*"/>
    </style:style>
    <style:style style:name="Tabelle12.A1" style:family="table-cell">
      <style:table-cell-properties fo:padding="0.097cm" fo:border="0.002cm solid #000000"/>
    </style:style>
    <style:style style:name="Tabelle13" style:family="table">
      <style:table-properties style:width="17cm" table:align="margins"/>
    </style:style>
    <style:style style:name="Tabelle13.A" style:family="table-column">
      <style:table-column-properties style:column-width="17cm" style:rel-column-width="65535*"/>
    </style:style>
    <style:style style:name="Tabelle13.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Times New Roman" fo:language="en" fo:country="US"/>
    </style:style>
    <style:style style:name="P3" style:family="paragraph" style:parent-style-name="Standard">
      <style:text-properties fo:language="en" fo:country="US"/>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paragraph-properties fo:text-align="justify" style:justify-single-word="false"/>
      <style:text-properties fo:language="en" fo:country="US" fo:font-weight="bold" style:font-weight-asian="bold" style:font-weight-complex="bold"/>
    </style:style>
    <style:style style:name="P6" style:family="paragraph" style:parent-style-name="Standard">
      <style:paragraph-properties fo:text-align="justify" style:justify-single-word="false"/>
      <style:text-properties fo:language="en" fo:country="US" fo:font-weight="normal" style:font-weight-asian="normal" style:font-weight-complex="normal"/>
    </style:style>
    <style:style style:name="P7" style:family="paragraph" style:parent-style-name="Standard">
      <style:paragraph-properties fo:line-height="100%" fo:text-align="justify" style:justify-single-word="false"/>
      <style:text-properties fo:language="en" fo:country="US"/>
    </style:style>
    <style:style style:name="P8" style:family="paragraph" style:parent-style-name="Standard">
      <style:paragraph-properties fo:text-align="justify" style:justify-single-word="false"/>
      <style:text-properties style:font-name="Courier" fo:font-size="12pt" fo:language="en" fo:country="US" style:text-underline-style="none" style:font-size-asian="12pt" style:font-size-complex="12pt"/>
    </style:style>
    <style:style style:name="P9" style:family="paragraph" style:parent-style-name="Standard">
      <style:paragraph-properties fo:text-align="justify" style:justify-single-word="false"/>
      <style:text-properties style:font-name="Courier" fo:font-size="12pt" fo:language="en" fo:country="US" style:font-size-asian="12pt" style:font-size-complex="12pt"/>
    </style:style>
    <style:style style:name="P10" style:family="paragraph" style:parent-style-name="Standard">
      <style:text-properties style:font-name="Consolas"/>
    </style:style>
    <style:style style:name="P11" style:family="paragraph" style:parent-style-name="Table_20_Contents">
      <style:paragraph-properties fo:text-align="justify" style:justify-single-word="false"/>
      <style:text-properties style:font-name="Courier" fo:language="en" fo:country="US"/>
    </style:style>
    <style:style style:name="P12" style:family="paragraph" style:parent-style-name="Table_20_Contents">
      <style:paragraph-properties fo:text-align="justify" style:justify-single-word="false"/>
      <style:text-properties style:font-name="Courier" fo:font-size="12pt" fo:language="en" fo:country="US" style:font-size-asian="12pt" style:font-size-complex="12pt"/>
    </style:style>
    <style:style style:name="P13" style:family="paragraph" style:parent-style-name="Table_20_Contents">
      <style:paragraph-properties fo:text-align="justify" style:justify-single-word="false"/>
      <style:text-properties style:font-name="Courier"/>
    </style:style>
    <style:style style:name="P14" style:family="paragraph" style:parent-style-name="Table_20_Contents">
      <style:paragraph-properties fo:text-align="justify" style:justify-single-word="false"/>
      <style:text-properties fo:language="en" fo:country="US"/>
    </style:style>
    <style:style style:name="P15" style:family="paragraph" style:parent-style-name="Table_20_Contents">
      <style:paragraph-properties fo:text-align="justify" style:justify-single-word="false"/>
      <style:text-properties fo:language="en" fo:country="US" fo:font-weight="bold" style:font-weight-asian="bold" style:font-weight-complex="bold"/>
    </style:style>
    <style:style style:name="P16" style:family="paragraph" style:parent-style-name="Table_20_Contents">
      <style:paragraph-properties fo:text-align="justify" style:justify-single-word="false"/>
      <style:text-properties fo:color="#000000" fo:language="en" fo:country="US"/>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language="en" fo:country="US"/>
    </style:style>
    <style:style style:name="P19" style:family="paragraph" style:parent-style-name="Heading_20_1">
      <style:paragraph-properties fo:text-align="justify" style:justify-single-word="false" fo:break-before="page"/>
      <style:text-properties fo:language="en" fo:country="US"/>
    </style:style>
    <style:style style:name="P20" style:family="paragraph" style:parent-style-name="Heading_20_2">
      <style:paragraph-properties fo:break-before="page"/>
      <style:text-properties fo:language="en" fo:country="US"/>
    </style:style>
    <style:style style:name="P21" style:family="paragraph" style:parent-style-name="Standard">
      <style:paragraph-properties fo:line-height="100%" fo:text-align="justify" style:justify-single-word="false" fo:break-before="page"/>
      <style:text-properties fo:language="en" fo:country="US"/>
    </style:style>
    <style:style style:name="P22" style:family="paragraph" style:parent-style-name="Heading_20_2">
      <style:text-properties fo:language="en" fo:country="US"/>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text-properties fo:language="en" fo:country="US"/>
    </style:style>
    <style:style style:name="P26" style:family="paragraph" style:parent-style-name="Standard" style:list-style-name="L4">
      <style:text-properties fo:language="en" fo:country="US"/>
    </style:style>
    <style:style style:name="P27" style:family="paragraph" style:parent-style-name="Standard" style:list-style-name="L5">
      <style:text-properties fo:language="en" fo:country="US"/>
    </style:style>
    <style:style style:name="P28" style:family="paragraph" style:parent-style-name="Standard" style:list-style-name="L6">
      <style:text-properties fo:language="en" fo:country="US"/>
    </style:style>
    <style:style style:name="P29" style:family="paragraph" style:parent-style-name="Standard" style:list-style-name="L6">
      <style:text-properties style:font-name="Liberation Serif1" fo:language="en" fo:country="US"/>
    </style:style>
    <style:style style:name="T1" style:family="text">
      <style:text-properties style:font-name="Courier"/>
    </style:style>
    <style:style style:name="T2" style:family="text">
      <style:text-properties fo:color="#3c3c3c"/>
    </style:style>
    <style:style style:name="T3" style:family="text">
      <style:text-properties fo:language="en" fo:country="US"/>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Consolas"/>
    </style:style>
    <style:style style:name="T7" style:family="text">
      <style:text-properties fo:font-size="28pt" style:font-size-asian="28pt" style:font-size-complex="2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span text:style-name="T3">Overview</text:span></text:p>
      <text:p text:style-name="P3"/>
      <text:p text:style-name="P3">The following graphs show an overview of the functions described in this document.</text:p>
      <text:p text:style-name="P3"/>
      <text:p text:style-name="P22">Solution Generator</text:p>
      <text:p text:style-name="P3"/>
      <text:p text:style-name="P7">The path of the <text:span text:style-name="T6">raw.sql</text:span> and <text:span text:style-name="T6">reset.sql</text:span> files in defined in the <text:span text:style-name="T6">*.properties</text:span> file. However, one could override these parameters in the console command. The console command (in the box) takes the <text:span text:style-name="T6">*.properties</text:span> file and generates a solution file (<text:span text:style-name="T6">solution.txt</text:span>), and a sample submission (<text:span text:style-name="T6">submissions/sample.sql</text:span>) which will be marked as correct when used as an input for the solution file.</text:p>
      <text:p text:style-name="P7"/>
      <text:p text:style-name="P3"><draw:frame draw:style-name="fr1" draw:name="Grafik1" text:anchor-type="paragraph" svg:width="13.548cm" svg:height="13.39cm" draw:z-index="0"><draw:image xlink:href="Pictures/20000007000034EC0000344DA2867BFB.svm" xlink:type="simple" xlink:show="embed" xlink:actuate="onLoad"/></draw:frame></text:p>
      <text:p text:style-name="P7"/>
      <text:p text:style-name="P7"/>
      <text:p text:style-name="P7"/>
      <text:p text:style-name="P20">Submission Executer</text:p>
      <text:p text:style-name="P7"/>
      <text:p text:style-name="P7">The output of the previous command is used as an input here. The solution file and the submissions folder are defined in the <text:span text:style-name="T6">*.properties</text:span> file. The output of the command shown in the box consists of various reports which are described in the following part.</text:p>
      <text:p text:style-name="P7">The values in the csv files are separated by <text:tab/><text:tab/><text:span text:style-name="T7">;</text:span></text:p>
      <text:p text:style-name="P7">For viewing the values in the VM, one has to open them in Gnumeric via “Data” → “Import”</text:p>
      <text:p text:style-name="P7"/>
      <text:p text:style-name="P7"><draw:frame draw:style-name="fr1" draw:name="Grafik2" text:anchor-type="paragraph" svg:width="9.474cm" svg:height="14.446cm" draw:z-index="1"><draw:image xlink:href="Pictures/20000007000025010000386FF5E00260.svm" xlink:type="simple" xlink:show="embed" xlink:actuate="onLoad"/></draw:frame></text:p>
      <text:p text:style-name="P7"/>
      <text:p text:style-name="P7"/>
      <text:p text:style-name="P21"/>
      <text:p text:style-name="P22">File List</text:p>
      <text:p text:style-name="P7"/>
      <table:table table:name="filelisttbl" table:style-name="filelisttbl">
        <table:table-column table:style-name="filelisttbl.A"/>
        <table:table-column table:style-name="filelisttbl.B"/>
        <table:table-row>
          <table:table-cell table:style-name="filelisttbl.A1" office:value-type="string">
            <text:p text:style-name="P15">File</text:p>
          </table:table-cell>
          <table:table-cell table:style-name="filelisttbl.B1" office:value-type="string">
            <text:p text:style-name="P15">Description</text:p>
          </table:table-cell>
        </table:table-row>
        <table:table-row>
          <table:table-cell table:style-name="filelisttbl.A2" office:value-type="string">
            <text:p text:style-name="P14">reset.sql</text:p>
          </table:table-cell>
          <table:table-cell table:style-name="filelisttbl.B2" office:value-type="string">
            <text:p text:style-name="P16">Path leading to the reset file. This file is important for making sure that the database is always in the same state before checking a submission </text:p>
          </table:table-cell>
        </table:table-row>
        <table:table-row>
          <table:table-cell table:style-name="filelisttbl.A2" office:value-type="string">
            <text:p text:style-name="P14">raw.sql</text:p>
          </table:table-cell>
          <table:table-cell table:style-name="filelisttbl.B2" office:value-type="string">
            <text:p text:style-name="P16">The "raw" solution file, from which the final solution file will be created </text:p>
          </table:table-cell>
        </table:table-row>
        <table:table-row>
          <table:table-cell table:style-name="filelisttbl.A2" office:value-type="string">
            <text:p text:style-name="P14">solution.txt</text:p>
          </table:table-cell>
          <table:table-cell table:style-name="filelisttbl.B2" office:value-type="string">
            <text:p text:style-name="P14">The (generated) solution file. This file will be used for checking student submissions</text:p>
          </table:table-cell>
        </table:table-row>
        <table:table-row>
          <table:table-cell table:style-name="filelisttbl.A2" office:value-type="string">
            <text:p text:style-name="P14">submissions/sample.sql</text:p>
          </table:table-cell>
          <table:table-cell table:style-name="filelisttbl.B2" office:value-type="string">
            <text:p text:style-name="P14">A default path leading to the sample submission, which was generated while creating a solution.txt file</text:p>
          </table:table-cell>
        </table:table-row>
        <table:table-row>
          <table:table-cell table:style-name="filelisttbl.A2" office:value-type="string">
            <text:p text:style-name="P14">submissions/</text:p>
          </table:table-cell>
          <table:table-cell table:style-name="filelisttbl.B2" office:value-type="string">
            <text:p text:style-name="P14">The default folder in which the application looks for student submissions (one file per student). The application will do a complete, recursive search for (text-)files in this folder.</text:p>
          </table:table-cell>
        </table:table-row>
        <table:table-row>
          <table:table-cell table:style-name="filelisttbl.A2" office:value-type="string">
            <text:p text:style-name="P14">*.properties</text:p>
          </table:table-cell>
          <table:table-cell table:style-name="filelisttbl.B2" office:value-type="string">
            <text:p text:style-name="P14">This file defines all settings for the application. One can also override these parameters as part of the console command</text:p>
          </table:table-cell>
        </table:table-row>
        <table:table-row>
          <table:table-cell table:style-name="filelisttbl.A2" office:value-type="string">
            <text:p text:style-name="P14">commentReport.csv</text:p>
          </table:table-cell>
          <table:table-cell table:style-name="filelisttbl.B2" office:value-type="string">
            <text:p text:style-name="P14">This file lists all comments inside every student submission</text:p>
          </table:table-cell>
        </table:table-row>
        <table:table-row>
          <table:table-cell table:style-name="filelisttbl.A2" office:value-type="string">
            <text:p text:style-name="P14">mistakes.log</text:p>
          </table:table-cell>
          <table:table-cell table:style-name="filelisttbl.B2" office:value-type="string">
            <text:p text:style-name="P14">A detailed log file showing the complete error messages for every student submission. This file can become quite large depending on the size of the solution.txt file and the amount of student submissions</text:p>
          </table:table-cell>
        </table:table-row>
        <table:table-row>
          <table:table-cell table:style-name="filelisttbl.A2" office:value-type="string">
            <text:p text:style-name="P14">PlagiatReport.csv</text:p>
          </table:table-cell>
          <table:table-cell table:style-name="filelisttbl.B2" office:value-type="string">
            <text:p text:style-name="P14">Contains scores (between 0 and 1) for all pairs of student submissions. The higher the score, the more similar are the comments. </text:p>
          </table:table-cell>
        </table:table-row>
        <table:table-row>
          <table:table-cell table:style-name="filelisttbl.A2" office:value-type="string">
            <text:p text:style-name="P14">summary.csv</text:p>
          </table:table-cell>
          <table:table-cell table:style-name="filelisttbl.B2" office:value-type="string">
            <text:p text:style-name="P14">List of all results for each task and student submissions. By using excel formulas, one can convert these values to actual points given for each submission.</text:p>
          </table:table-cell>
        </table:table-row>
      </table:table>
      <text:p text:style-name="P7"/>
      <text:p text:style-name="P7"/>
      <text:p text:style-name="P7"/>
      <text:p text:style-name="P18">Importing the VM</text:p>
      <text:p text:style-name="P3">For using the VM and checking the submissions a few steps have to been done:</text:p>
      <text:p text:style-name="P3"/>
      <text:list xml:id="list2030508692614142806" text:style-name="L3">
        <text:list-item>
          <text:p text:style-name="P25">Install VirtualBox on your system</text:p>
        </text:list-item>
      </text:list>
      <text:p text:style-name="Standard"><text:span text:style-name="T3"><text:tab/>Get the corresponding version for you OS here: </text:span><text:a xlink:type="simple" xlink:href="https://www.virtualbox.org/wiki/Downloads" text:style-name="Internet_20_link" text:visited-style-name="Visited_20_Internet_20_Link">https://www.virtualbox.org/wiki/Downloads</text:a><text:span text:style-name="T3"> </text:span></text:p>
      <text:list xml:id="list36286135" text:continue-numbering="true" text:style-name="L3">
        <text:list-item>
          <text:p text:style-name="P25">Restart your system</text:p>
        </text:list-item>
        <text:list-item>
          <text:p text:style-name="P25">Download and unpack the db1 VM</text:p>
        </text:list-item>
      </text:list>
      <text:p text:style-name="P3"><text:tab/>Link to download VM: [LINK]</text:p>
      <text:list xml:id="list36280137" text:continue-numbering="true" text:style-name="L3">
        <text:list-item>
          <text:p text:style-name="P25">Import the VM in VirtualBox you two options to do that:</text:p>
          <text:list>
            <text:list-item>
              <text:p text:style-name="P25">Open VirtualBox → Machine → Add → choose the db1.vbox file</text:p>
            </text:list-item>
            <text:list-item>
              <text:p text:style-name="P25">Open VirtualBox → double click on db1.vbox file</text:p>
            </text:list-item>
          </text:list>
        </text:list-item>
        <text:list-item>
          <text:p text:style-name="P25">Start the VM db1 in VirtualBox</text:p>
        </text:list-item>
        <text:list-item>
          <text:p text:style-name="P25">Log in with the password: start</text:p>
        </text:list-item>
      </text:list>
      <text:p text:style-name="P3"/>
      <text:p text:style-name="P3"/>
      <text:p text:style-name="P18">Generating a solution file</text:p>
      <text:p text:style-name="P22">Writing a raw.sql file</text:p>
      <text:p text:style-name="P2">At first the raw.sql file has to be written. This file consist of all solutions of the exercises. </text:p>
      <text:p text:style-name="P2"/>
      <text:p text:style-name="P2">Before each submission of a student is checked a reset script is executed. The reset script could contain certain tables, data, constraints, procedures and transaction. All this can be used in the submissions and the solution file.</text:p>
      <text:p text:style-name="P2"/>
      <text:p text:style-name="P2">Generally there are three different tags, which can be used: the exercise tag e.g.: <text:span text:style-name="T1">/*1a*/,</text:span> the static tag:<text:span text:style-name="T1"> /*static*/ </text:span>and the static-error tag: <text:span text:style-name="T1">/*static.error*/</text:span>. <text:s/>The static tags are used to check statements which don’t produce any output on their execution (like: create/alter a procedure).</text:p>
      <text:p text:style-name="P2"/>
      <text:p text:style-name="P2">An exercise tag is used like this, the exercise here is a simple SELECT statement:</text:p>
      <text:p text:style-name="P2"/>
      <table:table table:name="Tabelle1" table:style-name="Tabelle1">
        <table:table-column table:style-name="Tabelle1.A"/>
        <table:table-row>
          <table:table-cell table:style-name="Tabelle1.A1" office:value-type="string">
            <text:p text:style-name="P11">/*1a*/</text:p>
            <text:p text:style-name="P11">SELECT </text:p>
            <text:p text:style-name="P11"><text:tab/>Name, Ort </text:p>
            <text:p text:style-name="P11">FROM</text:p>
            <text:p text:style-name="P11"><text:tab/>mitarbeiter</text:p>
            <text:p text:style-name="P11">WHERE</text:p>
            <text:p text:style-name="P11"><text:s/>Ort = ‘Frankfurt‘;</text:p>
          </table:table-cell>
        </table:table-row>
      </table:table>
      <text:p text:style-name="P2"/>
      <text:p text:style-name="P2">Also it can be possible that the students can write /*static*/ tags. For example if they have to write multiple INSERT statements. In the following exercise the students should insert a new value in the table products (<text:span text:style-name="T4">this is how it should look like in the submission, in the raw.sql file this isn’t needed!</text:span>):</text:p>
      <text:p text:style-name="P2"/>
      <table:table table:name="Tabelle2" table:style-name="Tabelle2">
        <table:table-column table:style-name="Tabelle2.A"/>
        <table:table-row>
          <table:table-cell table:style-name="Tabelle2.A1" office:value-type="string">
            <text:p text:style-name="P11">/*static*/</text:p>
            <text:p text:style-name="P11">INSERT INTO mitarbeiter </text:p>
            <text:p text:style-name="P11">(Geschlecht, Name, GebDat, Strasse, Hausnummer, Ort, PLZ)</text:p>
            <text:p text:style-name="P11">VALUES</text:p>
            <text:p text:style-name="P11">('m', 'Albert Zweistein', '1879-03-14', 'Some Street', 1, 'Frankfurt', 12345);</text:p>
          </table:table-cell>
        </table:table-row>
      </table:table>
      <text:p text:style-name="P2"/>
      <text:p text:style-name="P2">By using a static tag in the solution file, one can check, if the student has correctly added the required records to the corresponding table:</text:p>
      <text:p text:style-name="P2"/>
      <table:table table:name="Tabelle3" table:style-name="Tabelle3">
        <table:table-column table:style-name="Tabelle3.A"/>
        <table:table-row>
          <table:table-cell table:style-name="Tabelle3.A1" office:value-type="string">
            <text:p text:style-name="P11">/*static*/</text:p>
            <text:p text:style-name="P11">SELECT count(*) FROM mitarbeiter;</text:p>
          </table:table-cell>
        </table:table-row>
      </table:table>
      <text:p text:style-name="P2"/>
      <text:p text:style-name="P2">In the same way functions, procedures or views can be created and checked. <text:s/></text:p>
      <text:p text:style-name="P2"/>
      <table:table table:name="Tabelle4" table:style-name="Tabelle4">
        <table:table-column table:style-name="Tabelle4.A"/>
        <table:table-row>
          <table:table-cell table:style-name="Tabelle4.A1" office:value-type="string">
            <text:p text:style-name="P11">/*2a*/</text:p>
            <text:p text:style-name="P11">CREATE FUNCTION warenwert(bestand int, preis decimal(8,2)) RETURNS decimal(20,2)</text:p>
            <text:p text:style-name="P11"><text:soft-page-break/>BEGIN</text:p>
            <text:p text:style-name="P11"><text:s text:c="2"/>declare gesamt decimal(20,2);</text:p>
            <text:p text:style-name="P11"><text:s text:c="2"/>if bestand &lt;= 0 then set gesamt = 0;</text:p>
            <text:p text:style-name="P11"><text:s text:c="2"/>elseif preis &lt;= 0 then set gesamt = 0;</text:p>
            <text:p text:style-name="P11"><text:s text:c="2"/>else </text:p>
            <text:p text:style-name="P11"><text:s text:c="4"/>set gesamt = bestand * preis;</text:p>
            <text:p text:style-name="P11"><text:s text:c="2"/>end if;</text:p>
            <text:p text:style-name="P11">RETURN gesamt;</text:p>
            <text:p text:style-name="P11">END</text:p>
          </table:table-cell>
        </table:table-row>
      </table:table>
      <text:p text:style-name="P2">By using static tags, one can also check in the solution file, if the student submission creates the function correctly. (Note: Only function and procedure calls can be called multiple times in one static tag. The only condition here is, that the functions/procedures called in one static tags are all using the same function or procedure)</text:p>
      <text:p text:style-name="P2"/>
      <table:table table:name="Tabelle5" table:style-name="Tabelle5">
        <table:table-column table:style-name="Tabelle5.A"/>
        <table:table-row>
          <table:table-cell table:style-name="Tabelle5.A1" office:value-type="string">
            <text:p text:style-name="P11">/*static*/</text:p>
            <text:p text:style-name="P11">warenwert(2, -2.0)</text:p>
            <text:p text:style-name="P11">warenwert(2, 2.0)</text:p>
            <text:p text:style-name="P11">warenwert(0, 1)</text:p>
            <text:p text:style-name="P11">warenwert(1, 0)</text:p>
            <text:p text:style-name="P11">warenwert(0, 0)</text:p>
            <text:p text:style-name="P11">warenwert(10, 1.45)</text:p>
          </table:table-cell>
        </table:table-row>
      </table:table>
      <text:p text:style-name="P2"/>
      <text:p text:style-name="P2">The most important difference between functions and procedures here is the fact that that procedures can take multiple IN and OUT as well as INOUT parameters.</text:p>
      <text:p text:style-name="P2"/>
      <table:table table:name="Tabelle6" table:style-name="Tabelle6">
        <table:table-column table:style-name="Tabelle6.A"/>
        <table:table-row>
          <table:table-cell table:style-name="Tabelle6.A1" office:value-type="string">
            <text:p text:style-name="P12">/*2b*/</text:p>
            <text:p text:style-name="P8">CREATE PROCEDURE CalcLength(IN name <text:span text:style-name="T2">varchar</text:span>(100), OUT <text:span text:style-name="T2">strlength</text:span> <text:span text:style-name="T2">int</text:span>) </text:p>
            <text:p text:style-name="P8"><text:tab/>set <text:span text:style-name="T2">strlength</text:span> = length(name);</text:p>
          </table:table-cell>
        </table:table-row>
      </table:table>
      <text:p text:style-name="P2"/>
      <text:p text:style-name="P2">The check of procedures is the same as for functions, you only have to add a parameter for the output of the procedure (e.g. @strlength):</text:p>
      <text:p text:style-name="P2"/>
      <table:table table:name="Tabelle7" table:style-name="Tabelle7">
        <table:table-column table:style-name="Tabelle7.A"/>
        <table:table-row>
          <table:table-cell table:style-name="Tabelle7.A1" office:value-type="string">
            <text:p text:style-name="P12">/*static*/</text:p>
            <text:p text:style-name="P8">CalcLength('<text:span text:style-name="T2">abc</text:span>', <text:span text:style-name="T2">@strlength</text:span>)</text:p>
            <text:p text:style-name="P8">CalcLength('FiveLetters', <text:span text:style-name="T2">@strlength</text:span>)</text:p>
          </table:table-cell>
        </table:table-row>
      </table:table>
      <text:p text:style-name="P2"/>
      <text:p text:style-name="P2">And for a procedure with an INOUT parameter it looks like this:</text:p>
      <text:p text:style-name="P2"/>
      <table:table table:name="Tabelle8" table:style-name="Tabelle8">
        <table:table-column table:style-name="Tabelle8.A"/>
        <table:table-row>
          <table:table-cell table:style-name="Tabelle8.A1" office:value-type="string">
            <text:p text:style-name="P8">/*2c*/</text:p>
            <text:p text:style-name="P8">CREATE PROCEDURE PlusEins(INOUT <text:span text:style-name="T2">val</text:span> <text:span text:style-name="T2">int</text:span>) </text:p>
            <text:p text:style-name="P8"><text:tab/>set <text:span text:style-name="T2">val</text:span> = <text:span text:style-name="T2">val</text:span> + 1;</text:p>
          </table:table-cell>
        </table:table-row>
      </table:table>
      <text:p text:style-name="P2"/>
      <text:p text:style-name="P2">And the static tag to check the submissions:</text:p>
      <text:p text:style-name="P2"/>
      <table:table table:name="Tabelle9" table:style-name="Tabelle9">
        <table:table-column table:style-name="Tabelle9.A"/>
        <table:table-row>
          <table:table-cell table:style-name="Tabelle9.A1" office:value-type="string">
            <text:p text:style-name="P9">/*static*/</text:p>
            <text:p text:style-name="P9">PlusEins(41)</text:p>
            <text:p text:style-name="P9">PlusEins(887)</text:p>
          </table:table-cell>
        </table:table-row>
      </table:table>
      <text:p text:style-name="P2"><text:soft-page-break/></text:p>
      <text:p text:style-name="P2">By using the static.error tag of SQLChecker, one can also check, if students have created the correct constraints. </text:p>
      <text:p text:style-name="P2"/>
      <table:table table:name="Tabelle10" table:style-name="Tabelle10">
        <table:table-column table:style-name="Tabelle10.A"/>
        <table:table-row>
          <table:table-cell table:style-name="Tabelle10.A1" office:value-type="string">
            <text:p text:style-name="P11">/*3a*/</text:p>
            <text:p text:style-name="P11">-- Adding the constraint</text:p>
            <text:p text:style-name="P11">ALTER TABLE krankenhaus.pfleger</text:p>
            <text:p text:style-name="P11">ADD CONSTRAINT pfleger_mitarbeiter</text:p>
            <text:p text:style-name="P11"><text:s text:c="2"/>FOREIGN KEY (PNR)</text:p>
            <text:p text:style-name="P11"><text:s text:c="2"/>REFERENCES krankenhaus.mitarbeiter (PNR)</text:p>
            <text:p text:style-name="P11"><text:s text:c="2"/>ON DELETE NO ACTION</text:p>
            <text:p text:style-name="P11"><text:s text:c="2"/>ON UPDATE NO ACTION,</text:p>
            <text:p text:style-name="P11">ADD CONSTRAINT pfleger_station</text:p>
            <text:p text:style-name="P11"><text:s text:c="2"/>FOREIGN KEY (StationID)</text:p>
            <text:p text:style-name="P11"><text:s text:c="2"/>REFERENCES krankenhaus.station (StationID)</text:p>
            <text:p text:style-name="P11"><text:s text:c="2"/>ON DELETE NO ACTION</text:p>
            <text:p text:style-name="P11"><text:s text:c="2"/>ON UPDATE NO ACTION;</text:p>
            <text:p text:style-name="P11"/>
            <text:p text:style-name="P11">/*static.error*/</text:p>
            <text:p text:style-name="P11"/>
            <text:p text:style-name="P11">/* failing pnr */</text:p>
            <text:p text:style-name="P11"/>
            <text:p text:style-name="P11">INSERT INTO pfleger</text:p>
            <text:p text:style-name="P11">(PNR, StationID)</text:p>
            <text:p text:style-name="P11">VALUES</text:p>
            <text:p text:style-name="P11">(-99, -2);</text:p>
          </table:table-cell>
        </table:table-row>
      </table:table>
      <text:p text:style-name="P2">This statement should fail, when the student created the correct constraint in a exercise tag (The static.error tag should be used AFTER the corresponding exercise tag!).</text:p>
      <text:p text:style-name="P2"/>
      <text:p text:style-name="P22">Generating the final solution file</text:p>
      <text:p text:style-name="P3">Now that we have the raw.sql file set up, we can generate the solution.txt file. The following steps will create this file:</text:p>
      <text:p text:style-name="P3"/>
      <text:list xml:id="list4756717020602179354" text:style-name="L4">
        <text:list-item>
          <text:p text:style-name="P26">Create a properties file with the following values (values of tutorial.properties) </text:p>
        </text:list-item>
      </text:list>
      <text:list xml:id="list8890772363219863095" text:style-name="L5">
        <text:list-item>
          <text:list>
            <text:list-item>
              <text:p text:style-name="P27">Path to reset script (db.resetscript=data/tutorial/reset.sql)</text:p>
            </text:list-item>
            <text:list-item>
              <text:p text:style-name="P27">Database user name (gen.db.user=root)</text:p>
            </text:list-item>
            <text:list-item>
              <text:p text:style-name="P27">Password of the user (gen.db.pw=start)</text:p>
            </text:list-item>
            <text:list-item>
              <text:p text:style-name="P27">Used host (gen.db.host=localhost)</text:p>
            </text:list-item>
            <text:list-item>
              <text:p text:style-name="P27">Used database (gen.db.name=krankenhaus)</text:p>
            </text:list-item>
            <text:list-item>
              <text:p text:style-name="P27">Path to raw.sql file (gen.infile=data/tutorial/raw.sql)</text:p>
            </text:list-item>
            <text:list-item>
              <text:p text:style-name="P27">The path at which the output solution file should reside (gen.outfile=data/tutorial/solution.txt)</text:p>
            </text:list-item>
            <text:list-item>
              <text:p text:style-name="P27">The path at which the sample submission file should reside (gen.samplefile=data/tutorial/ftsample.sql)</text:p>
            </text:list-item>
          </text:list>
        </text:list-item>
      </text:list>
      <text:list xml:id="list36288311" text:continue-list="list4756717020602179354" text:style-name="L4">
        <text:list-item>
          <text:p text:style-name="P26">Open the terminal on the desktop</text:p>
        </text:list-item>
        <text:list-item>
          <text:p text:style-name="P26">Change directory to Schreibtisch/DB1: <text:span text:style-name="T1">cd Schreibtisch/DB1</text:span></text:p>
        </text:list-item>
        <text:list-item>
          <text:p text:style-name="P26">Start generating the files with: <text:span text:style-name="T1">java -jar sqlchecker.jar gen conf/tutorial.properties</text:span></text:p>
        </text:list-item>
      </text:list>
      <text:p text:style-name="P19">Writing a submission</text:p>
      <text:p text:style-name="P4"/>
      <text:p text:style-name="P4">There are three different types of tags you can use in your submission: /*authors*/, <text:s/>exercise tag e.g. /*1a*/ and the static tag: /*static*/. The static can only be used, if this is mentioned in your exercise!</text:p>
      <text:p text:style-name="P4"/>
      <text:p text:style-name="P4">Define the author(s) of the submission by using the /*authors*/ tag. Your name and the student id are separated by a ‘;’:</text:p>
      <text:p text:style-name="P4"/>
      <table:table table:name="Tabelle11" table:style-name="Tabelle11">
        <table:table-column table:style-name="Tabelle11.A"/>
        <table:table-row>
          <table:table-cell table:style-name="Tabelle11.A1" office:value-type="string">
            <text:p text:style-name="P13">/*authors*/</text:p>
            <text:p text:style-name="P13">Max Mustermann;5234233</text:p>
          </table:table-cell>
        </table:table-row>
      </table:table>
      <text:p text:style-name="P4"/>
      <text:p text:style-name="P4">An exercise is answered this way, for example a simple SELECT statement:</text:p>
      <table:table table:name="Tabelle12" table:style-name="Tabelle12">
        <table:table-column table:style-name="Tabelle12.A"/>
        <table:table-row>
          <table:table-cell table:style-name="Tabelle12.A1" office:value-type="string">
            <text:p text:style-name="P13">/*1a*/</text:p>
            <text:p text:style-name="P13"/>
            <text:p text:style-name="P13">SELECT</text:p>
            <text:p text:style-name="P13"><text:s text:c="5"/>Name, Ort</text:p>
            <text:p text:style-name="P13">FROM</text:p>
            <text:p text:style-name="P13"><text:s text:c="5"/>mitarbeiter</text:p>
            <text:p text:style-name="P13">WHERE</text:p>
            <text:p text:style-name="P13"><text:s text:c="5"/>Ort = 'Frankfurt';</text:p>
          </table:table-cell>
        </table:table-row>
      </table:table>
      <text:p text:style-name="P4"/>
      <text:p text:style-name="P4"><text:span text:style-name="T4">Attention:</text:span> You don’t need to write something like ‘USE databaseXYZ;’ the application will take care of that! Also only <text:span text:style-name="T4">ONE </text:span><text:span text:style-name="T5">statement for each tag is accepted!</text:span></text:p>
      <text:p text:style-name="P6"/>
      <text:p text:style-name="P6">In the same manner FUNCTIONs, PROCEDUREs, VIEWs or CONSTRAINTs can be created:</text:p>
      <table:table table:name="Tabelle13" table:style-name="Tabelle13">
        <table:table-column table:style-name="Tabelle13.A"/>
        <table:table-row>
          <table:table-cell table:style-name="Tabelle13.A1" office:value-type="string">
            <text:p text:style-name="P13">/*2a*/</text:p>
            <text:p text:style-name="P13"/>
            <text:p text:style-name="P13">CREATE FUNCTION warenwert(bestand int, preis decimal(8,2)) RETURNS decimal(20,2)</text:p>
            <text:p text:style-name="P13">BEGIN</text:p>
            <text:p text:style-name="P13">declare gesamt decimal(20,2); <text:s/>if bestand &lt;= 0 then set gesamt = 0;</text:p>
            <text:p text:style-name="P13">elseif preis &lt;= 0 then set gesamt = 0;</text:p>
            <text:p text:style-name="P13">else</text:p>
            <text:p text:style-name="P13">set gesamt = bestand * preis;</text:p>
            <text:p text:style-name="P13">end if;</text:p>
            <text:p text:style-name="P13">RETURN gesamt;</text:p>
            <text:p text:style-name="P13">END</text:p>
            <text:p text:style-name="P13"/>
            <text:p text:style-name="P13"/>
            <text:p text:style-name="P13"/>
            <text:p text:style-name="P13">/*2b*/</text:p>
            <text:p text:style-name="P13"/>
            <text:p text:style-name="P13">CREATE PROCEDURE CalcLength(IN name varchar(100), OUT strlength int)</text:p>
            <text:p text:style-name="P13">set strlength = length(name);</text:p>
            <text:p text:style-name="P13"/>
            <text:p text:style-name="P13"><text:soft-page-break/></text:p>
            <text:p text:style-name="P13"/>
            <text:p text:style-name="P13">/*2c*/</text:p>
            <text:p text:style-name="P13"/>
            <text:p text:style-name="P13">CREATE PROCEDURE PlusEins(INOUT val int)</text:p>
            <text:p text:style-name="P13">set val = val + 1;</text:p>
            <text:p text:style-name="P13"/>
            <text:p text:style-name="P13"/>
            <text:p text:style-name="P13"/>
            <text:p text:style-name="P13">/*3a*/</text:p>
            <text:p text:style-name="P13"/>
            <text:p text:style-name="P13">-- Adding the constraint to an existing table</text:p>
            <text:p text:style-name="P13">ALTER TABLE krankenhaus.pfleger</text:p>
            <text:p text:style-name="P13">ADD CONSTRAINT pfleger_mitarbeiter</text:p>
            <text:p text:style-name="P13">FOREIGN KEY (PNR)</text:p>
            <text:p text:style-name="P13">REFERENCES krankenhaus.mitarbeiter (PNR)</text:p>
            <text:p text:style-name="P13">ON DELETE NO ACTION</text:p>
            <text:p text:style-name="P13">ON UPDATE NO ACTION,</text:p>
            <text:p text:style-name="P13">ADD CONSTRAINT pfleger_station</text:p>
            <text:p text:style-name="P13">FOREIGN KEY (StationID)</text:p>
            <text:p text:style-name="P13">REFERENCES krankenhaus.station (StationID)</text:p>
            <text:p text:style-name="P13">ON DELETE NO ACTION</text:p>
            <text:p text:style-name="P13">ON UPDATE NO ACTION;</text:p>
          </table:table-cell>
        </table:table-row>
      </table:table>
      <text:p text:style-name="P6"/>
      <text:p text:style-name="P5">An exception <text:span text:style-name="T5">are static tags. These can be useful for executing statements, which change the data somehow (e.g. CREATE/INSERT).</text:span></text:p>
      <text:p text:style-name="P6"><text:s/>it will be mentioned in the exercise if you should use static tags!</text:p>
      <text:p text:style-name="P17">Checking your submissions</text:p>
      <text:p text:style-name="Standard"/>
      <text:p text:style-name="Standard">To check if you wrote a correct submission just do the following:</text:p>
      <text:p text:style-name="Standard"/>
      <text:list xml:id="list7097484572023967142" text:style-name="L6">
        <text:list-item>
          <text:p text:style-name="P28">Put your submission in the folder: Schreibtisch/DB1/data/tutorial/submissions</text:p>
        </text:list-item>
        <text:list-item>
          <text:p text:style-name="P28">Open the terminal on the desktop</text:p>
        </text:list-item>
        <text:list-item>
          <text:p text:style-name="P28">change directory to Schreibtisch/DB1: <text:span text:style-name="T1">cd Schreibtisch/DB1</text:span></text:p>
        </text:list-item>
        <text:list-item>
          <text:p text:style-name="P29">Execute the command: <text:span text:style-name="T1">java -jar sqlchecker.jar exec conf/tutorial.properties </text:span></text:p>
        </text:list-item>
        <text:list-item>
          <text:p text:style-name="P29">Check in the new ‘summary_[TIMESTAMP].csv’ file if everything worked wel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FreeSans1" svg:font-family="FreeSans" style:font-family-generic="swiss"/>
    <style:font-face style:name="Consolas" svg:font-family="Consolas" style:font-family-generic="modern" style:font-pitch="fixed"/>
    <style:font-face style:name="Courier" svg:font-family="Courier" style:font-family-generic="modern" style:font-pitch="fixed"/>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class="text"/>
    <style:style style:name="Footnote" style:family="paragraph" style:parent-style-name="Standard" style:class="extra"/>
    <style:style style:name="Heading_20_2" style:display-name="Heading 2" style:family="paragraph" style:parent-style-name="Heading" style:class="text"/>
    <style:style style:name="Contents_20_Heading" style:display-name="Contents Heading" style:family="paragraph" style:parent-style-name="Heading" style:class="index"/>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size-asian="10.5pt"/>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8-15T14:34:51.050749506</meta:creation-date>
    <dc:date>2016-10-11T16:10:59.95</dc:date>
    <meta:editing-duration>PT5H8M24S</meta:editing-duration>
    <meta:editing-cycles>23</meta:editing-cycles>
    <meta:generator>OpenOffice/4.1.2$Win32 OpenOffice.org_project/412m3$Build-9782</meta:generator>
    <dc:creator>Max H</dc:creator>
    <meta:document-statistic meta:table-count="14" meta:image-count="2" meta:object-count="0" meta:page-count="10" meta:paragraph-count="190" meta:word-count="1479" meta:character-count="9556"/>
  </office:meta>
</office:document-meta>
</file>